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textarea-horizontal-align="justify" draw:textarea-vertical-align="middle" draw:auto-grow-height="false" fo:min-height="0.304cm" fo:min-width="3.1cm"/>
      <style:paragraph-properties style:writing-mode="lr-tb"/>
    </style:style>
    <style:style style:name="gr2" style:family="graphic" style:parent-style-name="standard" style:list-style-name="L1">
      <style:graphic-properties draw:textarea-horizontal-align="justify" draw:textarea-vertical-align="middle" draw:auto-grow-height="false" fo:min-height="0.965cm" fo:min-width="3.1cm"/>
      <style:paragraph-properties style:writing-mode="lr-tb"/>
    </style:style>
    <style:style style:name="gr3" style:family="graphic" style:parent-style-name="standard" style:list-style-name="L1">
      <style:graphic-properties draw:textarea-horizontal-align="justify" draw:textarea-vertical-align="middle" draw:auto-grow-height="false" fo:min-height="0.75cm" fo:min-width="2.899cm"/>
      <style:paragraph-properties style:writing-mode="lr-tb"/>
    </style:style>
    <style:style style:name="gr4" style:family="graphic" style:parent-style-name="standard" style:list-style-name="L1">
      <style:graphic-properties draw:textarea-horizontal-align="justify" draw:textarea-vertical-align="middle" draw:auto-grow-height="false" fo:min-height="1.367cm" fo:min-width="2.899cm"/>
      <style:paragraph-properties style:writing-mode="lr-tb"/>
    </style:style>
    <style:style style:name="gr5" style:family="graphic" style:parent-style-name="standard" style:list-style-name="L1">
      <style:graphic-properties draw:textarea-horizontal-align="justify" draw:textarea-vertical-align="middle" draw:auto-grow-height="false" fo:min-height="0.161cm" fo:min-width="2.7cm"/>
      <style:paragraph-properties style:writing-mode="lr-tb"/>
    </style:style>
    <style:style style:name="gr6" style:family="graphic" style:parent-style-name="standard" style:list-style-name="L1">
      <style:graphic-properties draw:textarea-horizontal-align="justify" draw:textarea-vertical-align="middle" draw:auto-grow-height="false" fo:min-height="0.739cm" fo:min-width="2.7cm"/>
      <style:paragraph-properties style:writing-mode="lr-tb"/>
    </style:style>
    <style:style style:name="gr7" style:family="graphic" style:parent-style-name="standard" style:list-style-name="L1">
      <style:graphic-properties draw:textarea-horizontal-align="justify" draw:textarea-vertical-align="middle" draw:auto-grow-height="false" fo:min-height="0.285cm" fo:min-width="1.9cm"/>
      <style:paragraph-properties style:writing-mode="lr-tb"/>
    </style:style>
    <style:style style:name="gr8" style:family="graphic" style:parent-style-name="standard" style:list-style-name="L1">
      <style:graphic-properties draw:textarea-horizontal-align="justify" draw:textarea-vertical-align="middle" draw:auto-grow-height="false" fo:min-height="0.977cm" fo:min-width="1.9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0.287cm" fo:min-width="1.9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0.913cm" fo:min-width="1.9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0.232cm" fo:min-width="4.1cm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4.568cm" fo:min-width="4.1cm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2.75cm" fo:min-width="3.7cm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 fo:min-height="0.55cm" fo:min-width="3.7cm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2.15cm" fo:min-width="3cm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0.35cm" fo:min-width="3cm"/>
      <style:paragraph-properties style:writing-mode="lr-tb"/>
    </style:style>
    <style:style style:name="gr17" style:family="graphic" style:parent-style-name="standard">
      <style:graphic-properties draw:textarea-horizontal-align="justify" draw:textarea-vertical-align="middle" draw:auto-grow-height="false" fo:min-height="0.55cm" fo:min-width="3.584cm"/>
      <style:paragraph-properties style:writing-mode="lr-tb"/>
    </style:style>
    <style:style style:name="gr18" style:family="graphic" style:parent-style-name="standard">
      <style:graphic-properties draw:textarea-horizontal-align="justify" draw:textarea-vertical-align="middle" draw:auto-grow-height="false" fo:min-height="1.712cm" fo:min-width="3.584cm"/>
      <style:paragraph-properties style:writing-mode="lr-tb"/>
    </style:style>
    <style:style style:name="gr19" style:family="graphic" style:parent-style-name="objectwithoutfill">
      <style:graphic-properties draw:fill="solid" draw:textarea-vertical-align="middle"/>
    </style:style>
    <style:style style:name="gr20" style:family="graphic" style:parent-style-name="standard" style:list-style-name="L1">
      <style:graphic-properties draw:textarea-horizontal-align="justify" draw:textarea-vertical-align="middle" draw:auto-grow-height="false" fo:min-height="0.475cm" fo:min-width="1.3cm"/>
      <style:paragraph-properties style:writing-mode="lr-tb"/>
    </style:style>
    <style:style style:name="gr21" style:family="graphic" style:parent-style-name="standard" style:list-style-name="L1">
      <style:graphic-properties draw:textarea-horizontal-align="justify" draw:textarea-vertical-align="middle" draw:auto-grow-height="false" fo:min-height="0.836cm" fo:min-width="1.3cm"/>
      <style:paragraph-properties style:writing-mode="lr-tb"/>
    </style:style>
    <style:style style:name="gr22" style:family="graphic" style:parent-style-name="standard" style:list-style-name="L1">
      <style:graphic-properties draw:textarea-horizontal-align="justify" draw:textarea-vertical-align="middle" draw:auto-grow-height="false" fo:min-height="0.418cm" fo:min-width="1.5cm"/>
      <style:paragraph-properties style:writing-mode="lr-tb"/>
    </style:style>
    <style:style style:name="gr23" style:family="graphic" style:parent-style-name="standard" style:list-style-name="L1">
      <style:graphic-properties draw:textarea-horizontal-align="justify" draw:textarea-vertical-align="middle" draw:auto-grow-height="false" fo:min-height="1.255cm" fo:min-width="1.5cm"/>
      <style:paragraph-properties style:writing-mode="lr-tb"/>
    </style:style>
    <style:style style:name="gr24" style:family="graphic" style:parent-style-name="standard" style:list-style-name="L1">
      <style:graphic-properties draw:textarea-horizontal-align="justify" draw:textarea-vertical-align="middle" draw:auto-grow-height="false" fo:min-height="0.474cm" fo:min-width="2.057cm"/>
      <style:paragraph-properties style:writing-mode="lr-tb"/>
    </style:style>
    <style:style style:name="gr25" style:family="graphic" style:parent-style-name="standard" style:list-style-name="L1">
      <style:graphic-properties draw:textarea-horizontal-align="justify" draw:textarea-vertical-align="middle" draw:auto-grow-height="false" fo:min-height="1.018cm" fo:min-width="2.057cm"/>
      <style:paragraph-properties style:writing-mode="lr-tb"/>
    </style:style>
    <style:style style:name="gr26" style:family="graphic" style:parent-style-name="standard">
      <style:graphic-properties draw:textarea-horizontal-align="justify" draw:textarea-vertical-align="middle" draw:auto-grow-height="false" fo:min-height="4.028cm" fo:min-width="2.67cm"/>
      <style:paragraph-properties style:writing-mode="lr-tb"/>
    </style:style>
    <style:style style:name="gr27" style:family="graphic" style:parent-style-name="standard">
      <style:graphic-properties draw:textarea-horizontal-align="justify" draw:textarea-vertical-align="middle" draw:auto-grow-height="false" fo:min-height="0.372cm" fo:min-width="2.67cm"/>
      <style:paragraph-properties style:writing-mode="lr-tb"/>
    </style:style>
    <style:style style:name="gr28" style:family="graphic" style:parent-style-name="standard">
      <style:graphic-properties draw:textarea-horizontal-align="justify" draw:textarea-vertical-align="middle" draw:auto-grow-height="false" fo:min-height="0.177cm" fo:min-width="2.3cm"/>
      <style:paragraph-properties style:writing-mode="lr-tb"/>
    </style:style>
    <style:style style:name="gr29" style:family="graphic" style:parent-style-name="standard">
      <style:graphic-properties draw:textarea-horizontal-align="justify" draw:textarea-vertical-align="middle" draw:auto-grow-height="false" fo:min-height="1.258cm" fo:min-width="2.3cm"/>
      <style:paragraph-properties style:writing-mode="lr-tb"/>
    </style:style>
    <style:style style:name="gr30" style:family="graphic" style:parent-style-name="standard">
      <style:graphic-properties draw:textarea-horizontal-align="justify" draw:textarea-vertical-align="middle" draw:auto-grow-height="false" fo:min-height="0.176cm" fo:min-width="2.3cm"/>
      <style:paragraph-properties style:writing-mode="lr-tb"/>
    </style:style>
    <style:style style:name="gr31" style:family="graphic" style:parent-style-name="standard">
      <style:graphic-properties draw:textarea-horizontal-align="justify" draw:textarea-vertical-align="middle" draw:auto-grow-height="false" fo:min-height="1.259cm" fo:min-width="2.3cm"/>
      <style:paragraph-properties style:writing-mode="lr-tb"/>
    </style:style>
    <style:style style:name="gr32" style:family="graphic" style:parent-style-name="standard" style:list-style-name="L1">
      <style:graphic-properties draw:textarea-horizontal-align="justify" draw:textarea-vertical-align="middle" draw:auto-grow-height="false" fo:min-height="0.372cm" fo:min-width="2.3cm"/>
      <style:paragraph-properties style:writing-mode="lr-tb"/>
    </style:style>
    <style:style style:name="gr33" style:family="graphic" style:parent-style-name="standard" style:list-style-name="L1">
      <style:graphic-properties draw:textarea-horizontal-align="justify" draw:textarea-vertical-align="middle" draw:auto-grow-height="false" fo:min-height="0.928cm" fo:min-width="2.3cm"/>
      <style:paragraph-properties style:writing-mode="lr-tb"/>
    </style:style>
    <style:style style:name="gr34" style:family="graphic" style:parent-style-name="standard">
      <style:graphic-properties draw:textarea-horizontal-align="justify" draw:textarea-vertical-align="middle" draw:auto-grow-height="false" fo:min-height="0.213cm" fo:min-width="2.3cm"/>
      <style:paragraph-properties style:writing-mode="lr-tb"/>
    </style:style>
    <style:style style:name="gr35" style:family="graphic" style:parent-style-name="standard">
      <style:graphic-properties draw:textarea-horizontal-align="justify" draw:textarea-vertical-align="middle" draw:auto-grow-height="false" fo:min-height="1.387cm" fo:min-width="2.3cm"/>
      <style:paragraph-properties style:writing-mode="lr-tb"/>
    </style:style>
    <style:style style:name="gr36" style:family="graphic" style:parent-style-name="standard">
      <style:graphic-properties draw:textarea-horizontal-align="justify" draw:textarea-vertical-align="middle" draw:auto-grow-height="false" fo:min-height="2.35cm" fo:min-width="2.109cm"/>
      <style:paragraph-properties style:writing-mode="lr-tb"/>
    </style:style>
    <style:style style:name="gr37" style:family="graphic" style:parent-style-name="standard">
      <style:graphic-properties draw:textarea-horizontal-align="justify" draw:textarea-vertical-align="middle" draw:auto-grow-height="false" fo:min-height="0.55cm" fo:min-width="2.109cm"/>
      <style:paragraph-properties style:writing-mode="lr-tb"/>
    </style:style>
    <style:style style:name="gr38" style:family="graphic" style:parent-style-name="standard">
      <style:graphic-properties draw:textarea-horizontal-align="justify" draw:textarea-vertical-align="middle" draw:auto-grow-height="false" fo:min-height="2.15cm" fo:min-width="2.1cm"/>
      <style:paragraph-properties style:writing-mode="lr-tb"/>
    </style:style>
    <style:style style:name="gr39" style:family="graphic" style:parent-style-name="standard">
      <style:graphic-properties draw:textarea-horizontal-align="justify" draw:textarea-vertical-align="middle" draw:auto-grow-height="false" fo:min-height="0.35cm" fo:min-width="2.1cm"/>
      <style:paragraph-properties style:writing-mode="lr-tb"/>
    </style:style>
    <style:style style:name="gr40" style:family="graphic" style:parent-style-name="standard">
      <style:graphic-properties draw:textarea-horizontal-align="justify" draw:textarea-vertical-align="middle" draw:auto-grow-height="false" fo:min-height="2.15cm" fo:min-width="3.4cm"/>
      <style:paragraph-properties style:writing-mode="lr-tb"/>
    </style:style>
    <style:style style:name="gr41" style:family="graphic" style:parent-style-name="standard">
      <style:graphic-properties draw:textarea-horizontal-align="justify" draw:textarea-vertical-align="middle" draw:auto-grow-height="false" fo:min-height="0.35cm" fo:min-width="3.4cm"/>
      <style:paragraph-properties style:writing-mode="lr-tb"/>
    </style:style>
    <style:style style:name="gr42" style:family="graphic">
      <style:graphic-properties style:protect="size"/>
    </style:style>
    <style:style style:name="pr1" style:family="presentation" style:parent-style-name="Predeterminado-title">
      <style:graphic-properties fo:min-height="1.449cm"/>
      <style:paragraph-properties style:writing-mode="lr-tb"/>
    </style:style>
    <style:style style:name="pr2" style:family="presentation" style:parent-style-name="Predeterminado-notes">
      <style:graphic-properties draw:fill-color="#ffffff" draw:auto-grow-height="true" fo:min-height="12.572cm"/>
      <style:paragraph-properties style:writing-mode="lr-tb"/>
    </style:style>
    <style:style style:name="P1" style:family="paragraph">
      <style:paragraph-properties style:writing-mode="lr-tb"/>
      <style:text-properties fo:color="#2a6099" fo:font-size="24pt" fo:font-style="italic" style:font-size-asian="24pt" style:font-style-asian="italic" style:font-size-complex="24pt" style:font-style-complex="italic"/>
    </style:style>
    <style:style style:name="P2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2pt" style:font-size-asian="12pt" style:font-size-complex="12pt"/>
    </style:style>
    <style:style style:name="P3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2pt" style:font-size-asian="12pt" style:font-size-complex="12pt"/>
    </style:style>
    <style:style style:name="P4" style:family="paragraph">
      <style:paragraph-properties fo:text-align="center" style:writing-mode="lr-tb"/>
      <style:text-properties fo:font-size="12pt" style:font-size-asian="12pt" style:font-size-complex="12pt"/>
    </style:style>
    <style:style style:name="P5" style:family="paragraph">
      <style:paragraph-properties fo:text-align="start" style:writing-mode="lr-tb"/>
      <style:text-properties fo:font-size="12pt" style:font-size-asian="12pt" style:font-size-complex="12pt"/>
    </style:style>
    <style:style style:name="P6" style:family="paragraph">
      <loext:graphic-properties draw:fill="solid"/>
      <style:paragraph-properties fo:text-align="center"/>
    </style:style>
    <style:style style:name="P7" style:family="paragraph">
      <loext:graphic-properties draw:fill-color="#ffffff"/>
      <style:paragraph-properties style:writing-mode="lr-tb"/>
    </style:style>
    <style:style style:name="T1" style:family="text">
      <style:text-properties fo:color="#2a6099" fo:font-size="24pt" fo:font-style="italic" style:font-size-asian="24pt" style:font-style-asian="italic" style:font-size-complex="24pt" style:font-style-complex="italic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DejaVu Sans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presentation:style-name="pr1" draw:text-style-name="P1" draw:layer="layout" svg:width="19cm" svg:height="1.449cm" svg:x="13.8cm" svg:y="1.351cm" presentation:class="title" presentation:user-transformed="true">
          <draw:text-box>
            <text:p><text:span text:style-name="T1">Diagra</text:span><text:span text:style-name="T1">ma </text:span><text:span text:style-name="T1">Relaci</text:span><text:span text:style-name="T1">onal</text:span></text:p>
          </draw:text-box>
        </draw:frame>
        <draw:g>
          <draw:custom-shape draw:style-name="gr1" draw:text-style-name="P2" draw:layer="layout" svg:width="3.6cm" svg:height="0.554cm" svg:x="2.6cm" svg:y="11.4cm">
            <text:p text:style-name="P2"><text:span text:style-name="T2">Actividad laboral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3.6cm" svg:height="1.215cm" svg:x="2.6cm" svg:y="11.985cm">
            <text:p text:style-name="P3"><text:span text:style-name="T3">Id</text:span></text:p>
            <text:p text:style-name="P3"><text:span text:style-name="T3">Nombre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3" draw:text-style-name="P2" draw:layer="layout" svg:width="3.399cm" svg:height="1cm" svg:x="2.601cm" svg:y="13.8cm">
            <text:p text:style-name="P2"><text:span text:style-name="T2">Actividad </text:span><text:span text:style-name="T2">Física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3" draw:layer="layout" svg:width="3.399cm" svg:height="1.617cm" svg:x="2.601cm" svg:y="14.783cm">
            <text:p text:style-name="P3"><text:span text:style-name="T3">Id</text:span></text:p>
            <text:p text:style-name="P3"><text:span text:style-name="T3">Nombre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5" draw:text-style-name="P2" draw:layer="layout" svg:width="3.2cm" svg:height="0.411cm" svg:x="2.6cm" svg:y="20.8cm">
            <text:p text:style-name="P2"><text:span text:style-name="T2">Estado de Salud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3" draw:layer="layout" svg:width="3.2cm" svg:height="0.989cm" svg:x="2.6cm" svg:y="21.211cm">
            <text:p text:style-name="P3"><text:span text:style-name="T3">Id</text:span></text:p>
            <text:p text:style-name="P3"><text:span text:style-name="T3">Nombre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7" draw:text-style-name="P2" draw:layer="layout" svg:width="2.4cm" svg:height="0.535cm" svg:x="2.6cm" svg:y="18.778cm">
            <text:p text:style-name="P2"><text:span text:style-name="T2">Transport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3" draw:layer="layout" svg:width="2.4cm" svg:height="1.227cm" svg:x="2.6cm" svg:y="19.273cm">
            <text:p text:style-name="P3"><text:span text:style-name="T3">Id</text:span></text:p>
            <text:p text:style-name="P3"><text:span text:style-name="T3">Descripción 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9" draw:text-style-name="P2" draw:layer="layout" svg:width="2.4cm" svg:height="0.537cm" svg:x="2.6cm" svg:y="16.7cm">
            <text:p text:style-name="P2"><text:span text:style-name="T2">Genero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3" draw:layer="layout" svg:width="2.4cm" svg:height="1.163cm" svg:x="2.6cm" svg:y="17.237cm">
            <text:p text:style-name="P3"><text:span text:style-name="T3">Id</text:span></text:p>
            <text:p text:style-name="P3"><text:span text:style-name="T3">Descrip</text:span><text:span text:style-name="T3">ción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1" draw:text-style-name="P4" draw:layer="layout" svg:width="4.6cm" svg:height="0.482cm" svg:x="2.6cm" svg:y="5.6cm">
            <text:p text:style-name="P4"><text:span text:style-name="T2">Ficha</text:span></text:p>
            <draw:enhanced-geometry svg:viewBox="0 0 21600 21600" draw:type="rectangle" draw:enhanced-path="M 0 0 L 21600 0 21600 21600 0 21600 0 0 Z N"/>
          </draw:custom-shape>
          <draw:custom-shape draw:style-name="gr12" draw:text-style-name="P5" draw:layer="layout" svg:width="4.6cm" svg:height="4.818cm" svg:x="2.6cm" svg:y="6.082cm">
            <text:p text:style-name="P5"><text:span text:style-name="T3">Id usuario</text:span></text:p>
            <text:p text:style-name="P3"><text:span text:style-name="T3">Ocio</text:span></text:p>
            <text:p text:style-name="P3"><text:span text:style-name="T3">IMC</text:span></text:p>
            <text:p text:style-name="P3"><text:span text:style-name="T3">Estado </text:span><text:span text:style-name="T3">nutricional</text:span></text:p>
            <text:p text:style-name="P3"><text:span text:style-name="T3">Requerimiento </text:span><text:span text:style-name="T3">nutricional</text:span></text:p>
            <text:p text:style-name="P3"><text:span text:style-name="T3">Clasificación </text:span><text:span text:style-name="T3">actividad</text:span></text:p>
            <text:p text:style-name="P3"><text:span text:style-name="T3">Estado de </text:span><text:span text:style-name="T3">salud</text:span></text:p>
            <text:p text:style-name="P3"><text:span text:style-name="T3">Transporte</text:span></text:p>
            <text:p text:style-name="P3"><text:span text:style-name="T3">Genero</text:span></text:p>
            <text:p text:style-name="P3"><text:span text:style-name="T3">Id actividad </text:span><text:span text:style-name="T3">laboral</text:span></text:p>
            <text:p text:style-name="P3"><text:span text:style-name="T3">Id alimentos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3" draw:text-style-name="P5" draw:layer="layout" svg:width="4.2cm" svg:height="3cm" svg:x="10.4cm" svg:y="17.6cm">
            <text:p text:style-name="P5"><text:span text:style-name="T3">Id </text:span><text:span text:style-name="T3">recomendació</text:span><text:span text:style-name="T3">n</text:span></text:p>
            <text:p text:style-name="P5"><text:span text:style-name="T3">Calorías</text:span></text:p>
            <text:p text:style-name="P5"><text:span text:style-name="T3">Proteínas</text:span></text:p>
            <text:p text:style-name="P5"><text:span text:style-name="T3">Carbohidratos</text:span></text:p>
            <text:p text:style-name="P5"><text:span text:style-name="T3">Lipidos</text:span></text:p>
            <text:p text:style-name="P5"><text:span text:style-name="T3">ficha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4" draw:layer="layout" svg:width="4.2cm" svg:height="0.8cm" svg:x="10.4cm" svg:y="16.8cm">
            <text:p text:style-name="P4"><text:span text:style-name="T2">Recomendación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5" draw:text-style-name="P5" draw:layer="layout" svg:width="3.5cm" svg:height="2.4cm" svg:x="17cm" svg:y="6.4cm">
            <text:p text:style-name="P5"><text:span text:style-name="T3">Día</text:span></text:p>
            <text:p text:style-name="P5"><text:span text:style-name="T3">Hora</text:span></text:p>
            <text:p text:style-name="P5"><text:span text:style-name="T3">Rut usuario</text:span></text:p>
            <text:p text:style-name="P5"><text:span text:style-name="T3">Id </text:span><text:span text:style-name="T3">nutricionista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4" draw:layer="layout" svg:width="3.5cm" svg:height="0.6cm" svg:x="17cm" svg:y="5.8cm">
            <text:p text:style-name="P4"><text:span text:style-name="T2">Hora <text:s/></text:span><text:span text:style-name="T2">Reservad</text:span><text:span text:style-name="T2">a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7" draw:text-style-name="P4" draw:layer="layout" svg:width="4.084cm" svg:height="0.8cm" svg:x="23.916cm" svg:y="5.6cm">
            <text:p text:style-name="P4"><text:span text:style-name="T2">Nutricionista</text:span></text:p>
            <draw:enhanced-geometry svg:viewBox="0 0 21600 21600" draw:type="rectangle" draw:enhanced-path="M 0 0 L 21600 0 21600 21600 0 21600 0 0 Z N"/>
          </draw:custom-shape>
          <draw:custom-shape draw:style-name="gr18" draw:text-style-name="P5" draw:layer="layout" svg:width="4.084cm" svg:height="1.962cm" svg:x="23.916cm" svg:y="6.438cm">
            <text:p text:style-name="P5"><text:span text:style-name="T3">rut</text:span></text:p>
            <text:p text:style-name="P5"><text:span text:style-name="T3">Nombre</text:span></text:p>
            <text:p text:style-name="P5"><text:span text:style-name="T3">Email</text:span></text:p>
            <text:p text:style-name="P5"><text:span text:style-name="T3">Movil</text:span></text:p>
            <draw:enhanced-geometry svg:viewBox="0 0 21600 21600" draw:type="rectangle" draw:enhanced-path="M 0 0 L 21600 0 21600 21600 0 21600 0 0 Z N"/>
          </draw:custom-shape>
        </draw:g>
        <draw:line draw:style-name="gr19" draw:text-style-name="P6" draw:layer="layout" svg:x1="2.601cm" svg:y1="15cm" svg:x2="2cm" svg:y2="15cm">
          <text:p/>
        </draw:line>
        <draw:g>
          <draw:g>
            <draw:custom-shape draw:style-name="gr20" draw:text-style-name="P2" draw:layer="layout" svg:width="1.8cm" svg:height="0.725cm" svg:x="10.843cm" svg:y="14.489cm">
              <text:p text:style-name="P2"><text:span text:style-name="T2">País</text:span></text:p>
              <draw:enhanced-geometry svg:viewBox="0 0 21600 21600" draw:type="rectangle" draw:enhanced-path="M 0 0 L 21600 0 21600 21600 0 21600 0 0 Z N"/>
            </draw:custom-shape>
            <draw:custom-shape draw:style-name="gr21" draw:text-style-name="P3" draw:layer="layout" svg:width="1.8cm" svg:height="1.086cm" svg:x="10.843cm" svg:y="15.214cm">
              <text:p text:style-name="P3"><text:span text:style-name="T3">I</text:span><text:span text:style-name="T3">d</text:span></text:p>
              <text:p text:style-name="P3"><text:span text:style-name="T3">N</text:span><text:span text:style-name="T3">o</text:span><text:span text:style-name="T3">m</text:span><text:span text:style-name="T3">b</text:span><text:span text:style-name="T3">r</text:span><text:span text:style-name="T3">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2" draw:text-style-name="P2" draw:layer="layout" svg:width="2cm" svg:height="0.668cm" svg:x="10.843cm" svg:y="11.954cm">
              <text:p text:style-name="P2"><text:span text:style-name="T2">Regi</text:span><text:span text:style-name="T2">ón</text:span></text:p>
              <draw:enhanced-geometry svg:viewBox="0 0 21600 21600" draw:type="rectangle" draw:enhanced-path="M 0 0 L 21600 0 21600 21600 0 21600 0 0 Z N"/>
            </draw:custom-shape>
            <draw:custom-shape draw:style-name="gr23" draw:text-style-name="P3" draw:layer="layout" svg:width="2cm" svg:height="1.505cm" svg:x="10.843cm" svg:y="12.622cm">
              <text:p text:style-name="P3"><text:span text:style-name="T3">Id</text:span></text:p>
              <text:p text:style-name="P3"><text:span text:style-name="T3">Nombre</text:span></text:p>
              <text:p text:style-name="P3"><text:span text:style-name="T3">País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4" draw:text-style-name="P2" draw:layer="layout" svg:width="2.557cm" svg:height="0.724cm" svg:x="10.643cm" svg:y="9.6cm">
              <text:p text:style-name="P2"><text:span text:style-name="T2">Comuna</text:span></text:p>
              <draw:enhanced-geometry svg:viewBox="0 0 21600 21600" draw:type="rectangle" draw:enhanced-path="M 0 0 L 21600 0 21600 21600 0 21600 0 0 Z N"/>
            </draw:custom-shape>
            <draw:custom-shape draw:style-name="gr25" draw:text-style-name="P3" draw:layer="layout" svg:width="2.557cm" svg:height="1.268cm" svg:x="10.643cm" svg:y="10.324cm">
              <text:p text:style-name="P3"><text:span text:style-name="T3">Id</text:span></text:p>
              <text:p text:style-name="P3"><text:span text:style-name="T3">Nombre</text:span></text:p>
              <text:p text:style-name="P3"><text:span text:style-name="T3">región</text:span></text:p>
              <draw:enhanced-geometry svg:viewBox="0 0 21600 21600" draw:type="rectangle" draw:enhanced-path="M 0 0 L 21600 0 21600 21600 0 21600 0 0 Z N"/>
            </draw:custom-shape>
          </draw:g>
          <draw:line draw:style-name="gr19" draw:text-style-name="P6" draw:layer="layout" svg:x1="10.843cm" svg:y1="12.316cm" svg:x2="10.243cm" svg:y2="12.316cm">
            <text:p/>
          </draw:line>
          <draw:line draw:style-name="gr19" draw:text-style-name="P6" draw:layer="layout" svg:x1="10.843cm" svg:y1="11.411cm" svg:x2="10.243cm" svg:y2="11.411cm">
            <text:p/>
          </draw:line>
          <draw:line draw:style-name="gr19" draw:text-style-name="P6" draw:layer="layout" svg:x1="10.243cm" svg:y1="11.411cm" svg:x2="10.243cm" svg:y2="12.316cm">
            <text:p/>
          </draw:line>
          <draw:line draw:style-name="gr19" draw:text-style-name="P6" draw:layer="layout" svg:x1="10.843cm" svg:y1="13.584cm" svg:x2="10.243cm" svg:y2="13.584cm">
            <text:p/>
          </draw:line>
          <draw:line draw:style-name="gr19" draw:text-style-name="P6" draw:layer="layout" svg:x1="10.843cm" svg:y1="14.851cm" svg:x2="10.243cm" svg:y2="14.851cm">
            <text:p/>
          </draw:line>
          <draw:line draw:style-name="gr19" draw:text-style-name="P6" draw:layer="layout" svg:x1="10.243cm" svg:y1="13.584cm" svg:x2="10.243cm" svg:y2="14.852cm">
            <text:p/>
          </draw:line>
        </draw:g>
        <draw:line draw:style-name="gr19" draw:text-style-name="P6" draw:layer="layout" svg:x1="7.2cm" svg:y1="6.4cm" svg:x2="10.3cm" svg:y2="6.4cm">
          <text:p/>
        </draw:line>
        <draw:g>
          <draw:line draw:style-name="gr19" draw:text-style-name="P6" draw:layer="layout" svg:x1="10.8cm" svg:y1="8cm" svg:x2="9.7cm" svg:y2="8cm">
            <text:p/>
          </draw:line>
          <draw:line draw:style-name="gr19" draw:text-style-name="P6" draw:layer="layout" svg:x1="9.7cm" svg:y1="8cm" svg:x2="9.7cm" svg:y2="10.324cm">
            <text:p/>
          </draw:line>
          <draw:line draw:style-name="gr19" draw:text-style-name="P6" draw:layer="layout" svg:x1="10.8cm" svg:y1="10.324cm" svg:x2="9.7cm" svg:y2="10.324cm">
            <text:p/>
          </draw:line>
        </draw:g>
        <draw:line draw:style-name="gr19" draw:text-style-name="P6" draw:layer="layout" svg:x1="2.6cm" svg:y1="10.2cm" svg:x2="2.2cm" svg:y2="10.2cm">
          <text:p/>
        </draw:line>
        <draw:g>
          <draw:line draw:style-name="gr19" draw:text-style-name="P6" draw:layer="layout" svg:x1="2.6cm" svg:y1="11.6cm" svg:x2="2.2cm" svg:y2="11.6cm">
            <text:p/>
          </draw:line>
          <draw:line draw:style-name="gr19" draw:text-style-name="P6" draw:layer="layout" svg:x1="2.2cm" svg:y1="10.2cm" svg:x2="2.2cm" svg:y2="11.6cm">
            <text:p/>
          </draw:line>
        </draw:g>
        <draw:line draw:style-name="gr19" draw:text-style-name="P6" draw:layer="layout" svg:x1="10.4cm" svg:y1="18.8cm" svg:x2="9.08cm" svg:y2="18.8cm">
          <text:p/>
        </draw:line>
        <draw:g>
          <draw:line draw:style-name="gr19" draw:text-style-name="P6" draw:layer="layout" svg:x1="9.08cm" svg:y1="8.2cm" svg:x2="7.2cm" svg:y2="8.2cm">
            <text:p/>
          </draw:line>
          <draw:line draw:style-name="gr19" draw:text-style-name="P6" draw:layer="layout" svg:x1="9.08cm" svg:y1="8.2cm" svg:x2="9.08cm" svg:y2="18.8cm">
            <text:p/>
          </draw:line>
        </draw:g>
        <draw:line draw:style-name="gr19" draw:text-style-name="P6" draw:layer="layout" svg:x1="2.6cm" svg:y1="9.2cm" svg:x2="2cm" svg:y2="9.2cm">
          <text:p/>
        </draw:line>
        <draw:line draw:style-name="gr19" draw:text-style-name="P6" draw:layer="layout" svg:x1="2cm" svg:y1="15cm" svg:x2="2cm" svg:y2="9.2cm">
          <text:p/>
        </draw:line>
        <draw:g>
          <draw:line draw:style-name="gr19" draw:text-style-name="P6" draw:layer="layout" svg:x1="1.6cm" svg:y1="8.8cm" svg:x2="1.6cm" svg:y2="17.6cm">
            <text:p/>
          </draw:line>
          <draw:line draw:style-name="gr19" draw:text-style-name="P6" draw:layer="layout" svg:x1="2.6cm" svg:y1="8.8cm" svg:x2="1.6cm" svg:y2="8.8cm">
            <text:p/>
          </draw:line>
        </draw:g>
        <draw:line draw:style-name="gr19" draw:text-style-name="P6" draw:layer="layout" svg:x1="1.6cm" svg:y1="17.6cm" svg:x2="2.6cm" svg:y2="17.6cm">
          <text:p/>
        </draw:line>
        <draw:line draw:style-name="gr19" draw:text-style-name="P6" draw:layer="layout" svg:x1="7.077cm" svg:y1="10.63cm" svg:x2="7.677cm" svg:y2="10.63cm">
          <text:p/>
        </draw:line>
        <draw:line draw:style-name="gr19" draw:text-style-name="P6" draw:layer="layout" svg:x1="7.677cm" svg:y1="10.63cm" svg:x2="7.677cm" svg:y2="19.8cm">
          <text:p/>
        </draw:line>
        <draw:line draw:style-name="gr19" draw:text-style-name="P6" draw:layer="layout" svg:x1="5cm" svg:y1="19.8cm" svg:x2="7.677cm" svg:y2="19.8cm">
          <text:p/>
        </draw:line>
        <draw:line draw:style-name="gr19" draw:text-style-name="P6" draw:layer="layout" svg:x1="1.2cm" svg:y1="8.4cm" svg:x2="2.6cm" svg:y2="8.4cm">
          <text:p/>
        </draw:line>
        <draw:line draw:style-name="gr19" draw:text-style-name="P6" draw:layer="layout" svg:x1="1.2cm" svg:y1="21.211cm" svg:x2="2.6cm" svg:y2="21.211cm">
          <text:p/>
        </draw:line>
        <draw:line draw:style-name="gr19" draw:text-style-name="P6" draw:layer="layout" svg:x1="1.2cm" svg:y1="8.4cm" svg:x2="1.2cm" svg:y2="21.211cm">
          <text:p/>
        </draw:line>
        <draw:g>
          <draw:custom-shape draw:style-name="gr26" draw:text-style-name="P5" draw:layer="layout" svg:width="3.17cm" svg:height="4.278cm" svg:x="10.3cm" svg:y="4.822cm">
            <text:p text:style-name="P5"><text:span text:style-name="T3">id</text:span></text:p>
            <text:p text:style-name="P5"><text:span text:style-name="T3">Rut</text:span></text:p>
            <text:p text:style-name="P5"><text:span text:style-name="T3">Nombre</text:span></text:p>
            <text:p text:style-name="P5"><text:span text:style-name="T3">Fecha nacimiento</text:span></text:p>
            <text:p text:style-name="P5"><text:span text:style-name="T3">Email</text:span></text:p>
            <text:p text:style-name="P5"><text:span text:style-name="T3">Movil</text:span></text:p>
            <text:p text:style-name="P5"><text:span text:style-name="T3">Peso</text:span></text:p>
            <text:p text:style-name="P5"><text:span text:style-name="T3">Estatura</text:span></text:p>
            <text:p text:style-name="P5"><text:span text:style-name="T3">Id Comuna</text:span></text:p>
            <draw:enhanced-geometry svg:viewBox="0 0 21600 21600" draw:type="rectangle" draw:enhanced-path="M 0 0 L 21600 0 21600 21600 0 21600 0 0 Z N"/>
          </draw:custom-shape>
          <draw:custom-shape draw:style-name="gr27" draw:text-style-name="P4" draw:layer="layout" svg:width="3.17cm" svg:height="0.622cm" svg:x="10.3cm" svg:y="4.2cm">
            <text:p text:style-name="P4"><text:span text:style-name="T2">Usuario</text:span></text:p>
            <draw:enhanced-geometry svg:viewBox="0 0 21600 21600" draw:type="rectangle" draw:enhanced-path="M 0 0 L 21600 0 21600 21600 0 21600 0 0 Z N"/>
          </draw:custom-shape>
        </draw:g>
        <draw:line draw:style-name="gr19" draw:text-style-name="P6" draw:layer="layout" svg:x1="13.47cm" svg:y1="5.6cm" svg:x2="14.3cm" svg:y2="5.6cm">
          <text:p/>
        </draw:line>
        <draw:line draw:style-name="gr19" draw:text-style-name="P6" draw:layer="layout" svg:x1="17cm" svg:y1="7.6cm" svg:x2="14.3cm" svg:y2="7.6cm">
          <text:p/>
        </draw:line>
        <draw:line draw:style-name="gr19" draw:text-style-name="P6" draw:layer="layout" svg:x1="14.3cm" svg:y1="5.6cm" svg:x2="14.3cm" svg:y2="7.6cm">
          <text:p/>
        </draw:line>
        <draw:g>
          <draw:line draw:style-name="gr19" draw:text-style-name="P6" draw:layer="layout" svg:x1="23.916cm" svg:y1="7cm" svg:x2="21.2cm" svg:y2="7cm">
            <text:p/>
          </draw:line>
          <draw:line draw:style-name="gr19" draw:text-style-name="P6" draw:layer="layout" svg:x1="20.5cm" svg:y1="8cm" svg:x2="21.2cm" svg:y2="8cm">
            <text:p/>
          </draw:line>
          <draw:line draw:style-name="gr19" draw:text-style-name="P6" draw:layer="layout" svg:x1="21.2cm" svg:y1="8cm" svg:x2="21.2cm" svg:y2="7cm">
            <text:p/>
          </draw:line>
        </draw:g>
        <draw:line draw:style-name="gr19" draw:text-style-name="P6" draw:layer="layout" svg:x1="28cm" svg:y1="6.8cm" svg:x2="32.846cm" svg:y2="6.8cm">
          <text:p/>
        </draw:line>
        <draw:g>
          <draw:custom-shape draw:style-name="gr28" draw:text-style-name="P4" draw:layer="layout" svg:width="2.8cm" svg:height="0.427cm" svg:x="10.4cm" svg:y="21.265cm">
            <text:p text:style-name="P4"><text:span text:style-name="T2">Favoritos</text:span></text:p>
            <draw:enhanced-geometry svg:viewBox="0 0 21600 21600" draw:type="rectangle" draw:enhanced-path="M 0 0 L 21600 0 21600 21600 0 21600 0 0 Z N"/>
          </draw:custom-shape>
          <draw:custom-shape draw:style-name="gr29" draw:text-style-name="P5" draw:layer="layout" svg:width="2.8cm" svg:height="1.508cm" svg:x="10.4cm" svg:y="21.692cm">
            <text:p text:style-name="P5"><text:span text:style-name="T3">Id Favoritos</text:span></text:p>
            <text:p text:style-name="P5"><text:span text:style-name="T3">Descripción</text:span></text:p>
            <text:p text:style-name="P5"><text:span text:style-name="T3">Id ficha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30" draw:text-style-name="P4" draw:layer="layout" svg:width="2.8cm" svg:height="0.426cm" svg:x="10.4cm" svg:y="23.756cm">
            <text:p text:style-name="P4"><text:span text:style-name="T2">Int</text:span><text:span text:style-name="T2">ol</text:span><text:span text:style-name="T2">er</text:span><text:span text:style-name="T2">an</text:span><text:span text:style-name="T2">te</text:span></text:p>
            <draw:enhanced-geometry svg:viewBox="0 0 21600 21600" draw:type="rectangle" draw:enhanced-path="M 0 0 L 21600 0 21600 21600 0 21600 0 0 Z N"/>
          </draw:custom-shape>
          <draw:custom-shape draw:style-name="gr31" draw:text-style-name="P5" draw:layer="layout" svg:width="2.8cm" svg:height="1.509cm" svg:x="10.4cm" svg:y="24.182cm">
            <text:p text:style-name="P5"><text:span text:style-name="T3">I</text:span><text:span text:style-name="T3">d</text:span><text:span text:style-name="T3"> </text:span><text:span text:style-name="T3">I</text:span><text:span text:style-name="T3">n</text:span><text:span text:style-name="T3">t</text:span><text:span text:style-name="T3">o</text:span><text:span text:style-name="T3">l</text:span><text:span text:style-name="T3">e</text:span><text:span text:style-name="T3">r</text:span><text:span text:style-name="T3">a</text:span><text:span text:style-name="T3">n</text:span><text:span text:style-name="T3">c</text:span><text:span text:style-name="T3">i</text:span><text:span text:style-name="T3">a</text:span></text:p>
            <text:p text:style-name="P5"><text:span text:style-name="T3">D</text:span><text:span text:style-name="T3">e</text:span><text:span text:style-name="T3">s</text:span><text:span text:style-name="T3">c</text:span><text:span text:style-name="T3">r</text:span><text:span text:style-name="T3">i</text:span><text:span text:style-name="T3">p</text:span><text:span text:style-name="T3">c</text:span><text:span text:style-name="T3">i</text:span><text:span text:style-name="T3">ó</text:span><text:span text:style-name="T3">n</text:span></text:p>
            <text:p text:style-name="P5"><text:span text:style-name="T3">I</text:span><text:span text:style-name="T3">d</text:span><text:span text:style-name="T3"> </text:span><text:span text:style-name="T3">f</text:span><text:span text:style-name="T3">i</text:span><text:span text:style-name="T3">c</text:span><text:span text:style-name="T3">h</text:span><text:span text:style-name="T3">a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32" draw:text-style-name="P3" draw:layer="layout" svg:width="2.8cm" svg:height="0.622cm" svg:x="4.2cm" svg:y="25.2cm">
            <text:p text:style-name="P3"><text:span text:style-name="T2">No </text:span><text:span text:style-name="T2">gustan</text:span></text:p>
            <draw:enhanced-geometry svg:viewBox="0 0 21600 21600" draw:type="rectangle" draw:enhanced-path="M 0 0 L 21600 0 21600 21600 0 21600 0 0 Z N"/>
          </draw:custom-shape>
          <draw:custom-shape draw:style-name="gr33" draw:text-style-name="P3" draw:layer="layout" svg:width="2.8cm" svg:height="1.178cm" svg:x="4.2cm" svg:y="25.822cm">
            <text:p text:style-name="P3"><text:span text:style-name="T4">I</text:span><text:span text:style-name="T4">d</text:span><text:span text:style-name="T4"> </text:span><text:span text:style-name="T4">N</text:span><text:span text:style-name="T4">o</text:span><text:span text:style-name="T4"> </text:span><text:span text:style-name="T4">g</text:span><text:span text:style-name="T4">u</text:span><text:span text:style-name="T4">s</text:span><text:span text:style-name="T4">t</text:span><text:span text:style-name="T4">a</text:span><text:span text:style-name="T4">n</text:span></text:p>
            <text:p text:style-name="P5"><text:span text:style-name="T3">D</text:span><text:span text:style-name="T3">e</text:span><text:span text:style-name="T3">s</text:span><text:span text:style-name="T3">c</text:span><text:span text:style-name="T3">r</text:span><text:span text:style-name="T3">i</text:span><text:span text:style-name="T3">p</text:span><text:span text:style-name="T3">c</text:span><text:span text:style-name="T3">i</text:span><text:span text:style-name="T3">ó</text:span><text:span text:style-name="T3">n</text:span></text:p>
            <text:p text:style-name="P5"><text:span text:style-name="T3">I</text:span><text:span text:style-name="T3">d</text:span><text:span text:style-name="T3"> </text:span><text:span text:style-name="T3">f</text:span><text:span text:style-name="T3">i</text:span><text:span text:style-name="T3">c</text:span><text:span text:style-name="T3">h</text:span><text:span text:style-name="T3">a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34" draw:text-style-name="P4" draw:layer="layout" svg:width="2.8cm" svg:height="0.463cm" svg:x="4.2cm" svg:y="22.6cm">
            <text:p text:style-name="P4"><text:span text:style-name="T2">A</text:span><text:span text:style-name="T2">l</text:span><text:span text:style-name="T2">e</text:span><text:span text:style-name="T2">r</text:span><text:span text:style-name="T2">g</text:span><text:span text:style-name="T2">i</text:span><text:span text:style-name="T2">a</text:span><text:span text:style-name="T2">s</text:span></text:p>
            <draw:enhanced-geometry svg:viewBox="0 0 21600 21600" draw:type="rectangle" draw:enhanced-path="M 0 0 L 21600 0 21600 21600 0 21600 0 0 Z N"/>
          </draw:custom-shape>
          <draw:custom-shape draw:style-name="gr35" draw:text-style-name="P5" draw:layer="layout" svg:width="2.8cm" svg:height="1.637cm" svg:x="4.2cm" svg:y="23.063cm">
            <text:p text:style-name="P5"><text:span text:style-name="T3">Id </text:span><text:span text:style-name="T3">Al</text:span><text:span text:style-name="T3">erg</text:span><text:span text:style-name="T3">ias</text:span></text:p>
            <text:p text:style-name="P5"><text:span text:style-name="T3">De</text:span><text:span text:style-name="T3">scr</text:span><text:span text:style-name="T3">ipc</text:span><text:span text:style-name="T3">ión</text:span></text:p>
            <text:p text:style-name="P5"><text:span text:style-name="T3">Id </text:span><text:span text:style-name="T3">fic</text:span><text:span text:style-name="T3">ha</text:span></text:p>
            <draw:enhanced-geometry svg:viewBox="0 0 21600 21600" draw:type="rectangle" draw:enhanced-path="M 0 0 L 21600 0 21600 21600 0 21600 0 0 Z N"/>
          </draw:custom-shape>
        </draw:g>
        <draw:line draw:style-name="gr19" draw:text-style-name="P6" draw:layer="layout" svg:x1="28cm" svg:y1="7.5cm" svg:x2="29.6cm" svg:y2="7.5cm">
          <text:p/>
        </draw:line>
        <draw:line draw:style-name="gr19" draw:text-style-name="P6" draw:layer="layout" svg:x1="29.6cm" svg:y1="7.5cm" svg:x2="29.6cm" svg:y2="9.4cm">
          <text:p/>
        </draw:line>
        <draw:line draw:style-name="gr19" draw:text-style-name="P6" draw:layer="layout" svg:x1="32.8cm" svg:y1="9.4cm" svg:x2="29.6cm" svg:y2="9.4cm">
          <text:p/>
        </draw:line>
        <draw:line draw:style-name="gr19" draw:text-style-name="P6" draw:layer="layout" svg:x1="32.8cm" svg:y1="13.6cm" svg:x2="28.8cm" svg:y2="13.6cm">
          <text:p/>
        </draw:line>
        <draw:line draw:style-name="gr19" draw:text-style-name="P6" draw:layer="layout" svg:x1="28cm" svg:y1="8.1cm" svg:x2="28.8cm" svg:y2="8.1cm">
          <text:p/>
        </draw:line>
        <draw:line draw:style-name="gr19" draw:text-style-name="P6" draw:layer="layout" svg:x1="28.8cm" svg:y1="13.6cm" svg:x2="28.8cm" svg:y2="8.1cm">
          <text:p/>
        </draw:line>
        <draw:line draw:style-name="gr19" draw:text-style-name="P6" draw:layer="layout" svg:x1="7.2cm" svg:y1="10.2cm" svg:x2="8cm" svg:y2="10.2cm">
          <text:p/>
        </draw:line>
        <draw:line draw:style-name="gr19" draw:text-style-name="P6" draw:layer="layout" svg:x1="7cm" svg:y1="23.8cm" svg:x2="8cm" svg:y2="23.8cm">
          <text:p/>
        </draw:line>
        <draw:line draw:style-name="gr19" draw:text-style-name="P6" draw:layer="layout" svg:x1="7cm" svg:y1="26.2cm" svg:x2="8.4cm" svg:y2="26.2cm">
          <text:p/>
        </draw:line>
        <draw:line draw:style-name="gr19" draw:text-style-name="P6" draw:layer="layout" svg:x1="8cm" svg:y1="10.2cm" svg:x2="8cm" svg:y2="23.8cm">
          <text:p/>
        </draw:line>
        <draw:line draw:style-name="gr19" draw:text-style-name="P6" draw:layer="layout" svg:x1="7.2cm" svg:y1="10cm" svg:x2="8.4cm" svg:y2="10cm">
          <text:p/>
        </draw:line>
        <draw:line draw:style-name="gr19" draw:text-style-name="P6" draw:layer="layout" svg:x1="8.4cm" svg:y1="10cm" svg:x2="8.4cm" svg:y2="26.2cm">
          <text:p/>
        </draw:line>
        <draw:line draw:style-name="gr19" draw:text-style-name="P6" draw:layer="layout" svg:x1="7.2cm" svg:y1="9.8cm" svg:x2="8.6cm" svg:y2="9.8cm">
          <text:p/>
        </draw:line>
        <draw:line draw:style-name="gr19" draw:text-style-name="P6" draw:layer="layout" svg:x1="10.4cm" svg:y1="25cm" svg:x2="8.6cm" svg:y2="25cm">
          <text:p/>
        </draw:line>
        <draw:line draw:style-name="gr19" draw:text-style-name="P6" draw:layer="layout" svg:x1="8.6cm" svg:y1="25cm" svg:x2="8.6cm" svg:y2="9.8cm">
          <text:p/>
        </draw:line>
        <draw:line draw:style-name="gr19" draw:text-style-name="P6" draw:layer="layout" svg:x1="7.2cm" svg:y1="9.2cm" svg:x2="8.8cm" svg:y2="9.2cm">
          <text:p/>
        </draw:line>
        <draw:line draw:style-name="gr19" draw:text-style-name="P6" draw:layer="layout" svg:x1="10.4cm" svg:y1="22cm" svg:x2="8.8cm" svg:y2="22cm">
          <text:p/>
        </draw:line>
        <draw:line draw:style-name="gr19" draw:text-style-name="P6" draw:layer="layout" svg:x1="8.8cm" svg:y1="9.2cm" svg:x2="8.8cm" svg:y2="22cm">
          <text:p/>
        </draw:line>
        <draw:g>
          <draw:custom-shape draw:style-name="gr36" draw:text-style-name="P5" draw:layer="layout" svg:width="2.609cm" svg:height="2.6cm" svg:x="32.846cm" svg:y="5.2cm">
            <text:p text:style-name="P5"><text:span text:style-name="T3">Id</text:span></text:p>
            <text:p text:style-name="P5"><text:span text:style-name="T3">Fecha</text:span></text:p>
            <text:p text:style-name="P5"><text:span text:style-name="T3">Imagen</text:span></text:p>
            <text:p text:style-name="P5"><text:span text:style-name="T3">Enlace </text:span></text:p>
            <text:p text:style-name="P5"><text:span text:style-name="T3">Id nutricionista</text:span></text:p>
            <draw:enhanced-geometry svg:viewBox="0 0 21600 21600" draw:type="rectangle" draw:enhanced-path="M 0 0 L 21600 0 21600 21600 0 21600 0 0 Z N"/>
          </draw:custom-shape>
          <draw:custom-shape draw:style-name="gr37" draw:text-style-name="P4" draw:layer="layout" svg:width="2.609cm" svg:height="0.8cm" svg:x="32.832cm" svg:y="4.446cm">
            <text:p text:style-name="P4"><text:span text:style-name="T2">Avisos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38" draw:text-style-name="P5" draw:layer="layout" svg:width="2.6cm" svg:height="2.4cm" svg:x="32.8cm" svg:y="9cm">
            <text:p text:style-name="P5"><text:span text:style-name="T3">Id</text:span></text:p>
            <text:p text:style-name="P5"><text:span text:style-name="T3">Fecha</text:span></text:p>
            <text:p text:style-name="P5"><text:span text:style-name="T3">Enlace</text:span></text:p>
            <text:p text:style-name="P5"><text:span text:style-name="T3">Contenido</text:span></text:p>
            <text:p text:style-name="P3"><text:span text:style-name="T3">Id nutricionista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4" draw:layer="layout" svg:width="2.6cm" svg:height="0.6cm" svg:x="32.8cm" svg:y="8.4cm">
            <text:p text:style-name="P4"><text:span text:style-name="T2">Videos 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40" draw:text-style-name="P5" draw:layer="layout" svg:width="3.9cm" svg:height="2.4cm" svg:x="32.8cm" svg:y="12.4cm">
            <text:p text:style-name="P5"><text:span text:style-name="T3">Id</text:span></text:p>
            <text:p text:style-name="P5"><text:span text:style-name="T3">Fecha</text:span></text:p>
            <text:p text:style-name="P5"><text:span text:style-name="T3">Enlace</text:span></text:p>
            <text:p text:style-name="P5"><text:span text:style-name="T3">Contenido</text:span></text:p>
            <text:p text:style-name="P3"><text:span text:style-name="T3">Id nutricionista</text:span></text:p>
            <text:p text:style-name="P3"><text:span text:style-name="T3"/></text:p>
            <draw:enhanced-geometry svg:viewBox="0 0 21600 21600" draw:type="rectangle" draw:enhanced-path="M 0 0 L 21600 0 21600 21600 0 21600 0 0 Z N"/>
          </draw:custom-shape>
          <draw:custom-shape draw:style-name="gr41" draw:text-style-name="P4" draw:layer="layout" svg:width="3.9cm" svg:height="0.6cm" svg:x="32.8cm" svg:y="11.8cm">
            <text:p text:style-name="P4"><text:span text:style-name="T2">Artículos</text:span></text:p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42" draw:layer="layout" svg:width="18.624cm" svg:height="10.476cm" svg:x="1.482cm" svg:y="2.123cm" draw:page-number="1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C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77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6.2999992370605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702cm" fo:margin-bottom="0cm" fo:text-indent="0cm"/>
      <style:text-properties fo:font-size="49.2000007629395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525cm" fo:margin-bottom="0cm" fo:text-indent="0cm"/>
      <style:text-properties fo:font-size="42.2000007629395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35cm" fo:margin-bottom="0cm" fo:text-indent="0cm"/>
      <style:text-properties fo:font-size="35.2000007629395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175cm" fo:margin-bottom="0cm" fo:text-indent="0cm"/>
      <style:text-properties fo:font-size="35.2000007629395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175cm" fo:margin-bottom="0cm" fo:text-indent="0cm"/>
      <style:text-properties fo:font-size="35.2000007629395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175cm" fo:margin-bottom="0cm" fo:text-indent="0cm"/>
      <style:text-properties fo:font-size="35.2000007629395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175cm" fo:margin-bottom="0cm" fo:text-indent="0cm"/>
      <style:text-properties fo:font-size="35.2000007629395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175cm" fo:margin-bottom="0cm" fo:text-indent="0cm"/>
      <style:text-properties fo:font-size="35.2000007629395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77.4000015258789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9.294cm" svg:height="6.571cm" svg:x="1cm" svg:y="2.635cm"/>
      <draw:page-thumbnail draw:layer="backgroundobjects" svg:width="9.294cm" svg:height="6.571cm" svg:x="1cm" svg:y="10.683cm"/>
      <draw:page-thumbnail draw:layer="backgroundobjects" svg:width="9.294cm" svg:height="6.571cm" svg:x="1cm" svg:y="18.731cm"/>
      <draw:page-thumbnail draw:layer="backgroundobjects" svg:width="9.294cm" svg:height="6.571cm" svg:x="11.295cm" svg:y="2.635cm"/>
      <draw:page-thumbnail draw:layer="backgroundobjects" svg:width="9.294cm" svg:height="6.571cm" svg:x="11.295cm" svg:y="10.683cm"/>
      <draw:page-thumbnail draw:layer="backgroundobjects" svg:width="9.294cm" svg:height="6.571cm" svg:x="11.295cm" svg:y="18.731cm"/>
    </style:handout-master>
    <style:master-page style:name="Predeterminado" style:page-layout-name="PM1" draw:style-name="Mdp1">
      <draw:frame presentation:style-name="Predeterminado-title" draw:layer="backgroundobjects" svg:width="35.999cm" svg:height="4.624cm" svg:x="3cm" svg:y="2.104cm" presentation:class="title" presentation:placeholder="true">
        <draw:text-box/>
      </draw:frame>
      <draw:frame presentation:style-name="Predeterminado-outline1" draw:layer="backgroundobjects" svg:width="35.999cm" svg:height="16.065cm" svg:x="3cm" svg:y="7.48cm" presentation:class="outline" presentation:placeholder="true">
        <draw:text-box/>
      </draw:frame>
      <draw:frame presentation:style-name="Mpr1" draw:text-style-name="MP2" draw:layer="backgroundobjects" svg:width="9.319cm" svg:height="1.908cm" svg:x="3cm" svg:y="26.23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2.679cm" svg:height="1.908cm" svg:x="14.678cm" svg:y="26.23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9.319cm" svg:height="1.908cm" svg:x="29.679cm" svg:y="26.233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8.624cm" svg:height="10.476cm" svg:x="1.482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14T20:42:44.709164571</meta:creation-date>
    <dc:date>2021-06-17T21:54:08.991104345</dc:date>
    <meta:editing-duration>PT3H56M7S</meta:editing-duration>
    <meta:editing-cycles>27</meta:editing-cycles>
    <meta:generator>LibreOffice/6.4.7.2$Linux_X86_64 LibreOffice_project/40$Build-2</meta:generator>
    <meta:document-statistic meta:object-count="143"/>
  </office:meta>
</office:document-meta>
</file>